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b3d" officeooo:paragraph-rsid="00126b3d"/>
    </style:style>
    <style:style style:name="P2" style:family="paragraph" style:parent-style-name="Standard">
      <style:text-properties officeooo:rsid="00126b3d" officeooo:paragraph-rsid="0012b724"/>
    </style:style>
    <style:style style:name="P3" style:family="paragraph" style:parent-style-name="Standard">
      <style:text-properties officeooo:paragraph-rsid="00126b3d"/>
    </style:style>
    <style:style style:name="P4" style:family="paragraph" style:parent-style-name="Standard">
      <style:text-properties officeooo:rsid="0012b724" officeooo:paragraph-rsid="0012b724"/>
    </style:style>
    <style:style style:name="P5" style:family="paragraph" style:parent-style-name="Standard">
      <style:text-properties officeooo:rsid="0013c06e" officeooo:paragraph-rsid="0013c06e"/>
    </style:style>
    <style:style style:name="P6" style:family="paragraph" style:parent-style-name="Standard">
      <style:text-properties fo:font-weight="bold" officeooo:rsid="00126b3d" officeooo:paragraph-rsid="00126b3d" style:font-weight-asian="bold" style:font-weight-complex="bold"/>
    </style:style>
    <style:style style:name="P7" style:family="paragraph" style:parent-style-name="Standard">
      <style:text-properties fo:font-weight="bold" officeooo:rsid="0013c06e" officeooo:paragraph-rsid="0013c06e" style:font-weight-asian="bold" style:font-weight-complex="bold"/>
    </style:style>
    <style:style style:name="T1" style:family="text">
      <style:text-properties officeooo:rsid="00126b3d"/>
    </style:style>
    <style:style style:name="T2" style:family="text">
      <style:text-properties officeooo:rsid="0012b724"/>
    </style:style>
    <style:style style:name="T3" style:family="text">
      <style:text-properties officeooo:rsid="0013c06e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totyp:</text:p>
      <text:p text:style-name="P1"/>
      <text:p text:style-name="P1"/>
      <text:p text:style-name="P1">Gracz może teraz strzelać pociskami, mając zablokowany tryb serii .</text:p>
      <text:p text:style-name="P1"/>
      <text:p text:style-name="P3"><text:span text:style-name="T1">Po wyjściu za mapę pociski </text:span><text:span text:style-name="T3">są usuwane</text:span><text:span text:style-name="T1">, podobnie dzieje się z botami których gracz nie </text:span><text:span text:style-name="T2">zdąży zniszczyć.</text:span></text:p>
      <text:p text:style-name="P3"/>
      <text:p text:style-name="P4">Pociski usuwają się przy kontakcie z botem, usuwa się wtedy również bot. <text:s/></text:p>
      <text:p text:style-name="P4"/>
      <text:p text:style-name="P4">Gracz przy kontakcie z botem traci teraz punkty życia <text:span text:style-name="T3">niszcząc</text:span> bot<text:span text:style-name="T3">a</text:span>.</text:p>
      <text:p text:style-name="P4"/>
      <text:p text:style-name="P4">Gra ma 6 poziomów, co poziom wypuszczane jest teraz 20 losowo rozmieszczonych botów z coraz większą prędkością i inną grafiką.</text:p>
      <text:p text:style-name="P4"/>
      <text:p text:style-name="P5">Po ukończeniu ostatniego poziomu lub straceniu przez gracza wszystkich punktów zdrowia gra kończy się.</text:p>
      <text:p text:style-name="P4"/>
      <text:p text:style-name="P4"/>
      <text:p text:style-name="P4"/>
      <text:p text:style-name="P5"><text:span text:style-name="T4">Brakujące elementy projektu</text:span> <text:span text:style-name="T4">:</text:span></text:p>
      <text:p text:style-name="P5"/>
      <text:p text:style-name="P4">Brakuje jeszcze menu głównego, oraz sklepu w którym gracz mógłby odnowić swoje punkty życia i <text:s/>odblokować tryb strzelania serią. </text:p>
      <text:p text:style-name="P4"/>
      <text:p text:style-name="P4">Brakuje też wyświetlania poziomu, <text:span text:style-name="T3">punktów życia gracza i wyniku</text:span>.</text:p>
      <text:p text:style-name="P4"/>
      <text:p text:style-name="P4"/>
      <text:p text:style-name="P2"/>
      <text:p text:style-name="P7">Bugi:</text:p>
      <text:p text:style-name="P5"/>
      <text:p text:style-name="P5">Gracz czasami może zbuggować strzelanie, przez co może strzelać serią przez krótki okres czas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9:02:07.719417188</meta:creation-date>
    <dc:date>2021-04-30T09:29:43.625708245</dc:date>
    <meta:editing-duration>PT7M15S</meta:editing-duration>
    <meta:editing-cycles>1</meta:editing-cycles>
    <meta:document-statistic meta:table-count="0" meta:image-count="0" meta:object-count="0" meta:page-count="1" meta:paragraph-count="12" meta:word-count="132" meta:character-count="870" meta:non-whitespace-character-count="746"/>
    <meta:generator>LibreOffice/6.4.6.2$Linux_X86_64 LibreOffice_project/40$Build-2</meta:generator>
  </office:meta>
</office:document-meta>
</file>